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666666" draw:marker-start-width="0.245cm" draw:marker-end-width="0.245cm" draw:fill="solid" draw:fill-color="#666666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9cm" fo:min-width="0cm"/>
    </style:style>
    <style:style style:name="gr4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false" fo:min-height="0.42cm" fo:min-width="0.07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false" fo:min-height="0cm" fo:min-width="0cm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indent="0cm"/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g>
            <draw:circle draw:style-name="gr1" draw:text-style-name="P1" draw:layer="layout" svg:width="0.55cm" svg:height="0.55cm" svg:x="0.801cm" svg:y="5.05cm">
              <text:p/>
            </draw:circle>
            <draw:circle draw:style-name="gr1" draw:text-style-name="P1" draw:layer="layout" svg:width="0.55cm" svg:height="0.55cm" svg:x="0.801cm" svg:y="4.25cm">
              <text:p/>
            </draw:circle>
            <draw:circle draw:style-name="gr1" draw:text-style-name="P1" draw:layer="layout" svg:width="0.55cm" svg:height="0.55cm" svg:x="0.801cm" svg:y="3.45cm">
              <text:p/>
            </draw:circle>
            <draw:circle draw:style-name="gr1" draw:text-style-name="P1" draw:layer="layout" svg:width="0.55cm" svg:height="0.55cm" svg:x="0.801cm" svg:y="2.65cm">
              <text:p/>
            </draw:circle>
            <draw:circle draw:style-name="gr1" draw:text-style-name="P1" draw:layer="layout" svg:width="0.55cm" svg:height="0.55cm" svg:x="0.801cm" svg:y="1.85cm">
              <text:p/>
            </draw:circle>
            <draw:circle draw:style-name="gr1" draw:text-style-name="P1" draw:layer="layout" svg:width="0.55cm" svg:height="0.55cm" svg:x="0.801cm" svg:y="1.05cm">
              <text:p/>
            </draw:circle>
            <draw:circle draw:style-name="gr1" draw:text-style-name="P1" draw:layer="layout" svg:width="0.55cm" svg:height="0.55cm" svg:x="0.801cm" svg:y="0.25cm">
              <text:p/>
            </draw:circle>
            <draw:circle draw:style-name="gr1" draw:text-style-name="P1" draw:layer="layout" svg:width="0.55cm" svg:height="0.55cm" svg:x="0.801cm" svg:y="5.05cm">
              <text:p/>
            </draw:circle>
            <draw:circle draw:style-name="gr1" draw:text-style-name="P1" draw:layer="layout" svg:width="0.55cm" svg:height="0.55cm" svg:x="1.58cm" svg:y="4.65cm">
              <text:p/>
            </draw:circle>
            <draw:circle draw:style-name="gr1" draw:text-style-name="P1" draw:layer="layout" svg:width="0.55cm" svg:height="0.55cm" svg:x="2.401cm" svg:y="4.2cm">
              <text:p/>
            </draw:circle>
            <draw:circle draw:style-name="gr1" draw:text-style-name="P1" draw:layer="layout" svg:width="0.55cm" svg:height="0.55cm" svg:x="3.201cm" svg:y="2.25cm">
              <text:p/>
            </draw:circle>
            <draw:circle draw:style-name="gr1" draw:text-style-name="P1" draw:layer="layout" svg:width="0.55cm" svg:height="0.55cm" svg:x="4.001cm" svg:y="3.25cm">
              <text:p/>
            </draw:circle>
            <draw:circle draw:style-name="gr1" draw:text-style-name="P1" draw:layer="layout" svg:width="0.55cm" svg:height="0.55cm" svg:x="4.801cm" svg:y="0.649cm">
              <text:p/>
            </draw:circle>
            <draw:circle draw:style-name="gr1" draw:text-style-name="P1" draw:layer="layout" svg:width="0.55cm" svg:height="0.55cm" svg:x="5.601cm" svg:y="2cm">
              <text:p/>
            </draw:circle>
          </draw:g>
          <draw:line draw:style-name="gr2" draw:text-style-name="P1" draw:layer="layout" svg:x1="3.451cm" svg:y1="2.55cm" svg:x2="4.101cm" svg:y2="3.35cm">
            <text:p/>
          </draw:line>
          <draw:line draw:style-name="gr2" draw:text-style-name="P1" draw:layer="layout" svg:x1="1.619cm" svg:y1="4.9cm" svg:x2="2.672cm" svg:y2="4.5cm">
            <text:p/>
          </draw:line>
          <draw:line draw:style-name="gr2" draw:text-style-name="P1" draw:layer="layout" svg:x1="1.151cm" svg:y1="3.65cm" svg:x2="2.501cm" svg:y2="4.35cm">
            <text:p/>
          </draw:line>
          <draw:line draw:style-name="gr2" draw:text-style-name="P1" draw:layer="layout" svg:x1="1.051cm" svg:y1="2cm" svg:x2="3.251cm" svg:y2="2.4cm">
            <text:p/>
          </draw:line>
          <draw:line draw:style-name="gr2" draw:text-style-name="P1" draw:layer="layout" svg:x1="1.051cm" svg:y1="2.95cm" svg:x2="3.251cm" svg:y2="2.55cm">
            <text:p/>
          </draw:line>
          <draw:line draw:style-name="gr2" draw:text-style-name="P1" draw:layer="layout" svg:x1="2.651cm" svg:y1="4.45cm" svg:x2="4.101cm" svg:y2="3.6cm">
            <text:p/>
          </draw:line>
          <draw:line draw:style-name="gr2" draw:text-style-name="P1" draw:layer="layout" svg:x1="1.181cm" svg:y1="0.45cm" svg:x2="4.921cm" svg:y2="0.75cm">
            <text:p/>
          </draw:line>
          <draw:line draw:style-name="gr2" draw:text-style-name="P1" draw:layer="layout" svg:x1="1.151cm" svg:y1="1.3cm" svg:x2="4.951cm" svg:y2="0.9cm">
            <text:p/>
          </draw:line>
          <draw:line draw:style-name="gr2" draw:text-style-name="P1" draw:layer="layout" svg:x1="4.301cm" svg:y1="3.5cm" svg:x2="5.851cm" svg:y2="2.3cm">
            <text:p/>
          </draw:line>
          <draw:line draw:style-name="gr2" draw:text-style-name="P1" draw:layer="layout" svg:x1="5.051cm" svg:y1="0.899cm" svg:x2="5.701cm" svg:y2="2.1cm">
            <text:p/>
          </draw:line>
          <draw:line draw:style-name="gr2" draw:text-style-name="P1" draw:layer="layout" svg:x1="1.028cm" svg:y1="5.3cm" svg:x2="1.751cm" svg:y2="4.9cm">
            <text:p/>
          </draw:line>
          <draw:line draw:style-name="gr2" draw:text-style-name="P1" draw:layer="layout" svg:x1="1.001cm" svg:y1="4.45cm" svg:x2="1.751cm" svg:y2="4.85cm">
            <text:p/>
          </draw:line>
          <draw:frame draw:style-name="gr3" draw:text-style-name="P2" draw:layer="layout" svg:width="0.731cm" svg:height="0.645cm" svg:x="0.066cm" svg:y="0.15cm">
            <draw:text-box>
              <text:p text:style-name="P2">E</text:p>
            </draw:text-box>
          </draw:frame>
          <draw:frame draw:style-name="gr3" draw:text-style-name="P2" draw:layer="layout" svg:width="0.693cm" svg:height="0.645cm" svg:x="0.085cm" svg:y="0.9cm">
            <draw:text-box>
              <text:p text:style-name="P2">L</text:p>
            </draw:text-box>
          </draw:frame>
          <draw:frame draw:style-name="gr3" draw:text-style-name="P2" draw:layer="layout" svg:width="0.769cm" svg:height="0.645cm" svg:x="0.047cm" svg:y="1.755cm">
            <draw:text-box>
              <text:p text:style-name="P2">J </text:p>
            </draw:text-box>
          </draw:frame>
          <draw:frame draw:style-name="gr3" draw:text-style-name="P2" draw:layer="layout" svg:width="0.714cm" svg:height="0.645cm" svg:x="0.074cm" svg:y="2.555cm">
            <draw:text-box>
              <text:p text:style-name="P2">T</text:p>
            </draw:text-box>
          </draw:frame>
          <draw:frame draw:style-name="gr3" draw:text-style-name="P2" draw:layer="layout" svg:width="0.79cm" svg:height="0.645cm" svg:x="0.036cm" svg:y="3.35cm">
            <draw:text-box>
              <text:p text:style-name="P2">M</text:p>
            </draw:text-box>
          </draw:frame>
          <draw:frame draw:style-name="gr3" draw:text-style-name="P2" draw:layer="layout" svg:width="0.752cm" svg:height="0.645cm" svg:x="0.055cm" svg:y="4.15cm">
            <draw:text-box>
              <text:p text:style-name="P2">N</text:p>
            </draw:text-box>
          </draw:frame>
          <draw:frame draw:style-name="gr3" draw:text-style-name="P2" draw:layer="layout" svg:width="0.731cm" svg:height="0.645cm" svg:x="0.066cm" svg:y="5cm">
            <draw:text-box>
              <text:p text:style-name="P2">Ě</text:p>
            </draw:text-box>
          </draw:frame>
          <draw:circle draw:style-name="gr4" draw:text-style-name="P1" draw:layer="layout" svg:width="0.55cm" svg:height="0.55cm" svg:x="0.751cm" svg:y="5cm">
            <text:p/>
          </draw:circle>
          <draw:circle draw:style-name="gr5" draw:text-style-name="P1" draw:layer="layout" svg:width="0.55cm" svg:height="0.55cm" svg:x="0.751cm" svg:y="4.2cm">
            <text:p/>
          </draw:circle>
          <draw:circle draw:style-name="gr5" draw:text-style-name="P1" draw:layer="layout" svg:width="0.55cm" svg:height="0.55cm" svg:x="0.751cm" svg:y="3.4cm">
            <text:p/>
          </draw:circle>
          <draw:circle draw:style-name="gr5" draw:text-style-name="P1" draw:layer="layout" svg:width="0.55cm" svg:height="0.55cm" svg:x="0.751cm" svg:y="2.6cm">
            <text:p/>
          </draw:circle>
          <draw:circle draw:style-name="gr5" draw:text-style-name="P1" draw:layer="layout" svg:width="0.55cm" svg:height="0.55cm" svg:x="0.751cm" svg:y="1.8cm">
            <text:p/>
          </draw:circle>
          <draw:circle draw:style-name="gr5" draw:text-style-name="P1" draw:layer="layout" svg:width="0.55cm" svg:height="0.55cm" svg:x="0.751cm" svg:y="1cm">
            <text:p/>
          </draw:circle>
          <draw:circle draw:style-name="gr5" draw:text-style-name="P1" draw:layer="layout" svg:width="0.55cm" svg:height="0.55cm" svg:x="0.751cm" svg:y="0.2cm">
            <text:p/>
          </draw:circle>
          <draw:circle draw:style-name="gr5" draw:text-style-name="P1" draw:layer="layout" svg:width="0.55cm" svg:height="0.55cm" svg:x="0.751cm" svg:y="5cm">
            <text:p/>
          </draw:circle>
          <draw:circle draw:style-name="gr5" draw:text-style-name="P1" draw:layer="layout" svg:width="0.55cm" svg:height="0.55cm" svg:x="1.53cm" svg:y="4.6cm">
            <text:p/>
          </draw:circle>
          <draw:circle draw:style-name="gr5" draw:text-style-name="P1" draw:layer="layout" svg:width="0.55cm" svg:height="0.55cm" svg:x="2.351cm" svg:y="4.15cm">
            <text:p/>
          </draw:circle>
          <draw:circle draw:style-name="gr5" draw:text-style-name="P1" draw:layer="layout" svg:width="0.55cm" svg:height="0.55cm" svg:x="3.151cm" svg:y="2.2cm">
            <text:p/>
          </draw:circle>
          <draw:frame draw:style-name="gr6" draw:text-style-name="P3" draw:layer="layout" svg:width="0.723cm" svg:height="0.675cm" svg:x="0.651cm" svg:y="0.15cm">
            <draw:text-box>
              <text:p text:style-name="P2">6</text:p>
            </draw:text-box>
          </draw:frame>
          <draw:frame draw:style-name="gr6" draw:text-style-name="P3" draw:layer="layout" svg:width="0.723cm" svg:height="0.675cm" svg:x="0.651cm" svg:y="0.95cm">
            <draw:text-box>
              <text:p text:style-name="P2">4</text:p>
            </draw:text-box>
          </draw:frame>
          <draw:frame draw:style-name="gr6" draw:text-style-name="P3" draw:layer="layout" svg:width="0.723cm" svg:height="0.675cm" svg:x="0.651cm" svg:y="1.725cm">
            <draw:text-box>
              <text:p text:style-name="P2">2</text:p>
            </draw:text-box>
          </draw:frame>
          <draw:frame draw:style-name="gr6" draw:text-style-name="P3" draw:layer="layout" svg:width="0.723cm" svg:height="0.675cm" svg:x="0.651cm" svg:y="2.525cm">
            <draw:text-box>
              <text:p text:style-name="P2">2</text:p>
            </draw:text-box>
          </draw:frame>
          <draw:frame draw:style-name="gr6" draw:text-style-name="P3" draw:layer="layout" svg:width="0.723cm" svg:height="0.675cm" svg:x="0.651cm" svg:y="3.35cm">
            <draw:text-box>
              <text:p text:style-name="P2">1</text:p>
            </draw:text-box>
          </draw:frame>
          <draw:frame draw:style-name="gr6" draw:text-style-name="P3" draw:layer="layout" svg:width="0.723cm" svg:height="0.675cm" svg:x="0.651cm" svg:y="4.15cm">
            <draw:text-box>
              <text:p text:style-name="P2">1</text:p>
            </draw:text-box>
          </draw:frame>
          <draw:frame draw:style-name="gr6" draw:text-style-name="P3" draw:layer="layout" svg:width="0.723cm" svg:height="0.675cm" svg:x="0.651cm" svg:y="4.95cm">
            <draw:text-box>
              <text:p text:style-name="P2">1</text:p>
            </draw:text-box>
          </draw:frame>
          <draw:frame draw:style-name="gr6" draw:text-style-name="P3" draw:layer="layout" svg:width="0.723cm" svg:height="0.675cm" svg:x="1.451cm" svg:y="4.55cm">
            <draw:text-box>
              <text:p text:style-name="P2">2</text:p>
            </draw:text-box>
          </draw:frame>
          <draw:frame draw:style-name="gr6" draw:text-style-name="P3" draw:layer="layout" svg:width="0.723cm" svg:height="0.675cm" svg:x="2.278cm" svg:y="4.1cm">
            <draw:text-box>
              <text:p text:style-name="P2">3</text:p>
            </draw:text-box>
          </draw:frame>
          <draw:frame draw:style-name="gr7" draw:text-style-name="P2" draw:layer="layout" svg:width="0.723cm" svg:height="0.675cm" svg:x="3.051cm" svg:y="2.15cm">
            <draw:text-box>
              <text:p text:style-name="P2">4</text:p>
            </draw:text-box>
          </draw:frame>
          <draw:circle draw:style-name="gr5" draw:text-style-name="P1" draw:layer="layout" svg:width="0.55cm" svg:height="0.55cm" svg:x="3.951cm" svg:y="3.2cm">
            <text:p/>
          </draw:circle>
          <draw:frame draw:style-name="gr6" draw:text-style-name="P3" draw:layer="layout" svg:width="0.723cm" svg:height="0.675cm" svg:x="3.878cm" svg:y="3.15cm">
            <draw:text-box>
              <text:p text:style-name="P2">7</text:p>
            </draw:text-box>
          </draw:frame>
          <draw:circle draw:style-name="gr5" draw:text-style-name="P1" draw:layer="layout" svg:width="0.55cm" svg:height="0.55cm" svg:x="4.751cm" svg:y="0.599cm">
            <text:p/>
          </draw:circle>
          <draw:frame draw:style-name="gr6" draw:text-style-name="P3" draw:layer="layout" svg:width="0.913cm" svg:height="0.675cm" svg:x="4.551cm" svg:y="0.55cm">
            <draw:text-box>
              <text:p text:style-name="P2">10</text:p>
            </draw:text-box>
          </draw:frame>
          <draw:circle draw:style-name="gr5" draw:text-style-name="P1" draw:layer="layout" svg:width="0.55cm" svg:height="0.55cm" svg:x="5.551cm" svg:y="1.95cm">
            <text:p/>
          </draw:circle>
          <draw:frame draw:style-name="gr6" draw:text-style-name="P3" draw:layer="layout" svg:width="0.913cm" svg:height="0.675cm" svg:x="5.351cm" svg:y="1.9cm">
            <draw:text-box>
              <text:p text:style-name="P2">17</text:p>
            </draw:text-box>
          </draw:frame>
          <draw:frame draw:style-name="gr6" draw:text-style-name="P4" draw:layer="layout" svg:width="0.723cm" svg:height="0.675cm" svg:x="5.278cm" svg:y="1.162cm">
            <draw:text-box>
              <text:p text:style-name="P4">0</text:p>
            </draw:text-box>
          </draw:frame>
          <draw:frame draw:style-name="gr6" draw:text-style-name="P4" draw:layer="layout" svg:width="0.723cm" svg:height="0.675cm" svg:x="1.978cm" svg:y="4.575cm">
            <draw:text-box>
              <text:p text:style-name="P4">1</text:p>
            </draw:text-box>
          </draw:frame>
          <draw:frame draw:style-name="gr6" draw:text-style-name="P4" draw:layer="layout" svg:width="0.723cm" svg:height="0.675cm" svg:x="4.728cm" svg:y="2.9cm">
            <draw:text-box>
              <text:p text:style-name="P4">1</text:p>
            </draw:text-box>
          </draw:frame>
          <draw:frame draw:style-name="gr6" draw:text-style-name="P4" draw:layer="layout" svg:width="0.723cm" svg:height="0.675cm" svg:x="3.015cm" svg:y="3.95cm">
            <draw:text-box>
              <text:p text:style-name="P4">1</text:p>
            </draw:text-box>
          </draw:frame>
          <draw:frame draw:style-name="gr6" draw:text-style-name="P4" draw:layer="layout" svg:width="0.723cm" svg:height="0.675cm" svg:x="1.151cm" svg:y="5cm">
            <draw:text-box>
              <text:p text:style-name="P4">1</text:p>
            </draw:text-box>
          </draw:frame>
          <draw:frame draw:style-name="gr6" draw:text-style-name="P4" draw:layer="layout" svg:width="0.723cm" svg:height="0.675cm" svg:x="2.69cm" svg:y="0.025cm">
            <draw:text-box>
              <text:p text:style-name="P4">0</text:p>
            </draw:text-box>
          </draw:frame>
          <draw:frame draw:style-name="gr6" draw:text-style-name="P4" draw:layer="layout" svg:width="0.723cm" svg:height="0.675cm" svg:x="2.69cm" svg:y="1.05cm">
            <draw:text-box>
              <text:p text:style-name="P4">1</text:p>
            </draw:text-box>
          </draw:frame>
          <draw:frame draw:style-name="gr6" draw:text-style-name="P4" draw:layer="layout" svg:width="0.723cm" svg:height="0.675cm" svg:x="1.928cm" svg:y="2.675cm">
            <draw:text-box>
              <text:p text:style-name="P4">1</text:p>
            </draw:text-box>
          </draw:frame>
          <draw:frame draw:style-name="gr6" draw:text-style-name="P4" draw:layer="layout" svg:width="0.723cm" svg:height="0.675cm" svg:x="3.628cm" svg:y="2.55cm">
            <draw:text-box>
              <text:p text:style-name="P4">0</text:p>
            </draw:text-box>
          </draw:frame>
          <draw:frame draw:style-name="gr6" draw:text-style-name="P4" draw:layer="layout" svg:width="0.723cm" svg:height="0.675cm" svg:x="1.951cm" svg:y="1.65cm">
            <draw:text-box>
              <text:p text:style-name="P4">0</text:p>
            </draw:text-box>
          </draw:frame>
          <draw:frame draw:style-name="gr6" draw:text-style-name="P4" draw:layer="layout" svg:width="0.723cm" svg:height="0.675cm" svg:x="1.551cm" svg:y="3.45cm">
            <draw:text-box>
              <text:p text:style-name="P4">0</text:p>
            </draw:text-box>
          </draw:frame>
          <draw:frame draw:style-name="gr8" draw:text-style-name="P4" draw:layer="layout" svg:width="0.723cm" svg:height="0.675cm" svg:x="1.151cm" svg:y="4.125cm">
            <draw:text-box>
              <text:p text:style-name="P4">0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6.3cm" fo:page-height="5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9-25T08:24:49</meta:creation-date>
    <dc:date>2006-09-25T10:14:06</dc:date>
    <dc:language>cs-CZ</dc:language>
    <meta:editing-cycles>5</meta:editing-cycles>
    <meta:editing-duration>PT1H49M18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